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No_20_Spacing">
      <style:text-properties style:font-name="Century Gothic" fo:font-size="10pt" style:font-size-asian="10pt" style:font-size-complex="10pt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><text:span text:style-name="T3">NOTICE IS HEREBY GIVEN</text:span> that the <text:span text:style-name="T2">First Annual General Meeting</text:span> of the Company will be held : </text:p>
      <text:p text:style-name="P1"/>
      <text:p text:style-name="P1"/>
      <text:p text:style-name="P4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partner_full_address(o.id)&gt;</text:placeholder></text:span> <text:s text:c="19"/></text:p>
      <text:p text:style-name="P1"><text:tab/><text:tab/> </text:p>
      <text:p text:style-name="P1"/>
      <text:p text:style-name="P1">to transact the following business : </text:p>
      <text:p text:style-name="P1"/>
      <text:p text:style-name="P6">A G E N D A </text:p>
      <text:p text:style-name="P1"/>
      <text:p text:style-name="P5">Ordinary Business </text:p>
      <text:p text:style-name="P1"/>
      <text:p text:style-name="P7">1.<text:tab/>To consider the Director’s Report and unaudited Financial Statements for the financial <text:tab/>period from <text:span text:style-name="T2"><text:placeholder text:placeholder-type="text">&lt;convert_date_d_m_Y(o.fs_start_date)&gt;</text:placeholder></text:span><text:span text:style-name="T2"> to </text:span><text:span text:style-name="T2"><text:placeholder text:placeholder-type="text">&lt;convert_date_d_m_Y(o.fs_end_date)&gt;</text:placeholder></text:span>; </text:p>
      <text:p text:style-name="P1"/>
      <text:p text:style-name="P1">2.<text:tab/>To re-elect <text:span text:style-name="T2"><text:placeholder text:placeholder-type="text">&lt;get_list_director(o.id)&gt;</text:placeholder></text:span> who is retiring pursuant to Article 63 of the Articles of Association of the <text:tab/>Company and being eligible, offer himself for re-election; </text:p>
      <text:p text:style-name="P1"/>
      <text:p text:style-name="P1">3.<text:tab/>To approve Director’s Remuneration for the financial period, if any; </text:p>
      <text:p text:style-name="P1"/>
      <text:p text:style-name="P1">4.<text:tab/>To transact any other matters appropriate to be transacted at an Annual General Meeting. </text:p>
      <text:p text:style-name="P1"/>
      <text:p text:style-name="P1"/>
      <text:p text:style-name="P1"/>
      <text:p text:style-name="P1"/>
      <text:p text:style-name="P1"/>
      <text:p text:style-name="P1">BY ORDER OF THE BOARD </text:p>
      <text:p text:style-name="P10"/>
      <text:p text:style-name="P10"/>
      <text:p text:style-name="P10"/>
      <text:p text:style-name="P10">_______________________________<text:tab/><text:tab/><text:tab/> <text:tab/> </text:p>
      <text:p text:style-name="P10"><text:span text:style-name="T5"><text:placeholder text:placeholder-type="text">&lt;get_director1(o.id)['name']&gt;</text:placeholder></text:span><text:tab/> <text:s text:c="16"/><text:tab/> </text:p>
      <text:p text:style-name="P1"><text:span text:style-name="T6">Director</text:span><text:tab/><text:tab/><text:tab/><text:tab/> </text:p>
      <text:p text:style-name="P1"/>
      <text:p text:style-name="P1">Date :<text:tab/> <text:span text:style-name="T4"><text:placeholder text:placeholder-type="text">&lt;get_datenow()&gt;</text:placeholder></text:span></text:p>
      <text:p text:style-name="P1"/>
      <text:p text:style-name="P1"/>
      <text:p text:style-name="P3"><text:span text:style-name="T2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 </text:p>
      <text:p text:style-name="P3"><text:tab/> </text:p>
      <text:p text:style-name="P3"><text:tab/>A corporation which is a member of the Company may, by resolution of its directors, <text:tab/>authorise any person to act as its representative at any meetings of the Company; and 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5-12-17T08:22:54</dc:date>
    <dc:creator>phung11764 </dc:creator>
    <meta:editing-duration>PT51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53" meta:character-count="1726" meta:non-whitespace-character-count="1401"/>
  </office:meta>
</office:document-meta>
</file>